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 Light" svg:font-family="Open Sans Light" style:font-family-generic="swiss" style:font-pitch="variable" svg:panose-1="2 11 3 6 3 5 4 2 2 4"/>
    <style:font-face style:name="LM Roman 12" svg:font-family="LM Roman 12" style:font-family-generic="modern" style:font-pitch="variable" svg:panose-1="0 0 5 0 0 0 0 0 0 0"/>
    <style:font-face style:name="Droid Sans Mono" svg:font-family="Droid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16" style:parent-style-name="Policepardéfaut" style:family="text">
      <style:text-properties style:text-position="super 65.6%"/>
    </style:style>
    <style:style style:name="T17" style:parent-style-name="En-têteCar" style:family="text">
      <style:text-properties style:font-name="Droid Sans Mono"/>
    </style:style>
    <style:style style:name="T18" style:parent-style-name="En-têteCar" style:family="text">
      <style:text-properties style:font-name="Droid Sans Mono"/>
    </style:style>
    <style:style style:name="T19" style:parent-style-name="En-têteCar" style:family="text">
      <style:text-properties style:font-name="Droid Sans Mono"/>
    </style:style>
    <style:style style:name="T20" style:parent-style-name="Policepardéfaut" style:family="text">
      <style:text-properties style:text-position="super 65.6%"/>
    </style:style>
  </office:automatic-styles>
  <office:body>
    <office:text text:use-soft-page-breaks="true">
      <text:h text:style-name="P1" text:outline-level="1">1<text:span text:style-name="T16">er</text:span><text:s/>Découpage</text:h>
      <text:p text:style-name="Normal">Sélection en-tête</text:p>
      <text:p text:style-name="code">(fonction|algorithme|proc(e|é)dure) ?(.*)(.|\n)*</text:p>
      <text:p text:style-name="code">$3</text:p>
      <text:p text:style-name="Normal">Sélection précondition<text:s/></text:p>
      <text:p text:style-name="code"><text:span text:style-name="T17">(.|\n)*</text:span>entr(e|é)e ?: ?(.*)(.|\n)*</text:p>
      <text:p text:style-name="code">$3</text:p>
      <text:p text:style-name="Normal"><text:span text:style-name="En-têteCar">Sélection sortie :</text:span></text:p>
      <text:p text:style-name="code"><text:span text:style-name="T18">(.|\n)*sortie ?: ?(.*)(.|\n)*</text:span></text:p>
      <text:p text:style-name="code"><text:span text:style-name="T19">$3</text:span></text:p>
      <text:p text:style-name="Normal">Sélection Variables :</text:p>
      <text:p text:style-name="code">(.|\n)*variables\n((.|\n)*)début(.|\n)*</text:p>
      <text:p text:style-name="code">$2</text:p>
      <text:p text:style-name="Normal">Sélection code :</text:p>
      <text:p text:style-name="code">(.|\n)*d(é|e)but\n((.|\n)*)fin</text:p>
      <text:p text:style-name="code">$3</text:p>
      <text:h text:style-name="Titre1" text:outline-level="1">2<text:span text:style-name="T20">ème</text:span><text:s/>En-tête</text:h>
      <text:p text:style-name="Normal">Nom :</text:p>
      <text:p text:style-name="code">(.*)\((.*)</text:p>
      <text:p text:style-name="code">$1</text:p>
      <text:p text:style-name="Normal">Arguments :</text:p>
      <text:p text:style-name="code">(.*)\((.*)\)(.*)</text:p>
      <text:p text:style-name="code">$2</text:p>
      <text:p text:style-name="Normal">Type :</text:p>
      <text:p text:style-name="code">(.*)(renvoie|retourne) ?(\w*)</text:p>
      <text:p text:style-name="code">$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 Light" svg:font-family="Open Sans Light" style:font-family-generic="swiss" style:font-pitch="variable" svg:panose-1="2 11 3 6 3 5 4 2 2 4"/>
    <style:font-face style:name="LM Roman 12" svg:font-family="LM Roman 12" style:font-family-generic="modern" style:font-pitch="variable" svg:panose-1="0 0 5 0 0 0 0 0 0 0"/>
    <style:font-face style:name="Droid Sans Mono" svg:font-family="Droid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Open Sans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Open Sans Light" style:font-name-asian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Open Sans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style:font-name="LM Roman 12"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Open Sans Light" style:font-name-asian="Times New Roman" style:font-name-complex="Times New Roman" fo:color="#2E74B5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Open Sans Light" style:font-name-asian="Times New Roman" style:font-name-complex="Times New Roman" fo:color="#2E74B5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Open Sans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Open Sans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3Car" style:display-name="Titre 3 Car" style:family="text" style:parent-style-name="Policepardéfaut">
      <style:text-properties style:font-name="Open Sans Light" style:font-name-asian="Times New Roman" style:font-name-complex="Times New Roman" fo:color="#1F4D78" fo:font-size="12pt" style:font-size-asian="12pt" style:font-size-complex="12pt"/>
    </style:style>
    <style:style style:name="code" style:display-name="code" style:family="paragraph" style:parent-style-name="Sansinterligne">
      <style:paragraph-properties fo:margin-left="0.3937in" fo:margin-right="0.3937in">
        <style:tab-stops/>
      </style:paragraph-properties>
      <style:text-properties style:font-name="Droid Sans Mono" fo:font-size="9pt" style:font-size-asian="9pt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ansinterligne" style:display-name="Sans interligne" style:family="paragraph">
      <style:paragraph-properties fo:margin-bottom="0in" fo:line-height="100%"/>
      <style:text-properties style:font-name="LM Roman 12" fo:hyphenate="false"/>
    </style:style>
    <style:style style:name="En-têteCar" style:display-name="En-tête Car" style:family="text" style:parent-style-name="Policepardéfaut">
      <style:text-properties style:font-name="LM Roman 12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LM Roman 12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center" fo:line-height="110%"/>
    </style:style>
    <style:style style:name="T3" style:parent-style-name="En-têteCar" style:family="text">
      <style:text-properties style:font-name="Calibri Light"/>
    </style:style>
    <style:style style:name="T4" style:parent-style-name="Policepardéfaut" style:family="text">
      <style:text-properties fo:color="#5B9BD5" fo:font-size="10pt" style:font-size-asian="10pt" style:font-size-complex="10pt"/>
    </style:style>
    <style:style style:name="T5" style:parent-style-name="Policepardéfaut" style:family="text">
      <style:text-properties fo:color="#5B9BD5" fo:font-size="10pt" style:font-size-asian="10pt" style:font-size-complex="10pt"/>
    </style:style>
    <style:style style:name="T6" style:parent-style-name="Policepardéfaut" style:family="text">
      <style:text-properties fo:color="#5B9BD5" fo:font-size="10pt" style:font-size-asian="10pt" style:font-size-complex="10pt"/>
    </style:style>
    <style:style style:name="T7" style:parent-style-name="Policepardéfaut" style:family="text">
      <style:text-properties fo:color="#5B9BD5" fo:font-size="10pt" style:font-size-asian="10pt" style:font-size-complex="10pt"/>
    </style:style>
    <style:style style:name="T8" style:parent-style-name="Policepardéfaut" style:family="text">
      <style:text-properties fo:color="#5B9BD5" fo:font-size="10pt" style:font-size-asian="10pt" style:font-size-complex="10pt"/>
    </style:style>
    <style:style style:name="T9" style:parent-style-name="Policepardéfaut" style:family="text">
      <style:text-properties fo:color="#5B9BD5" fo:font-size="10pt" style:font-size-asian="10pt" style:font-size-complex="10pt"/>
    </style:style>
    <style:style style:name="T10" style:parent-style-name="Policepardéfaut" style:family="text">
      <style:text-properties fo:color="#5B9BD5" fo:font-size="10pt" style:font-size-asian="10pt" style:font-size-complex="10pt"/>
    </style:style>
    <style:style style:name="T11" style:parent-style-name="Policepardéfaut" style:family="text">
      <style:text-properties fo:color="#5B9BD5" fo:font-size="10pt" style:font-size-asian="10pt" style:font-size-complex="10pt"/>
    </style:style>
    <style:style style:name="T12" style:parent-style-name="Policepardéfaut" style:family="text">
      <style:text-properties fo:color="#5B9BD5" fo:font-size="10pt" style:font-size-asian="10pt" style:font-size-complex="10pt"/>
    </style:style>
    <style:style style:name="T13" style:parent-style-name="En-têteCar" style:family="text">
      <style:text-properties style:font-name="Calibri Light"/>
    </style:style>
    <style:style style:name="P14" style:parent-style-name="Pieddepage" style:family="paragraph">
      <style:paragraph-properties fo:text-align="end"/>
    </style:style>
    <style:style style:name="P15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span text:style-name="T3">[Titre du document]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28/04/2015</text:span></text:p>
      </style:header>
      <style:footer>
        <text:p text:style-name="P14"><text:page-number text:fixed="false">1</text:page-number></text:p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ructure Pseudo Code</dc:title>
    <dc:description/>
    <dc:subject/>
    <meta:initial-creator>Loïc ROUQUETTE</meta:initial-creator>
    <dc:creator>Loïc ROUQUETTE</dc:creator>
    <meta:creation-date>2015-07-15T17:35:00Z</meta:creation-date>
    <dc:date>2015-07-15T17:51:00Z</dc:date>
    <meta:template xlink:href="Normal.dotm" xlink:type="simple"/>
    <meta:editing-cycles>7</meta:editing-cycles>
    <meta:editing-duration>PT960S</meta:editing-duration>
    <meta:document-statistic meta:page-count="1" meta:paragraph-count="1" meta:word-count="64" meta:character-count="417" meta:row-count="2" meta:non-whitespace-character-count="354"/>
  </office:meta>
</office:document-meta>
</file>